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CEC000009B10DB262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midnightblue-title">
      <style:graphic-properties fo:min-height="2.25cm"/>
    </style:style>
    <style:style style:name="pr5" style:family="presentation" style:parent-style-name="midnightblue-outline1">
      <style:graphic-properties fo:min-height="6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2.7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Valgrinding Wine: Using Valgrind to find memory problems in Wine</text:p>
          </draw:text-box>
        </draw:frame>
        <draw:frame presentation:style-name="pr2" draw:text-style-name="P2" draw:layer="layout" svg:width="25.2cm" svg:height="12.179cm" svg:x="1.524cm" svg:y="7.366cm" presentation:class="subtitle" presentation:user-transformed="true">
          <draw:text-box>
            <text:p text:style-name="P1">Austin English</text:p>
            <text:p text:style-name="P1">WineConf 2015</text:p>
            <text:p text:style-name="P1">2015/09/19-20</text:p>
            <text:p text:style-name="P1">Vienna, Austri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Valgrin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algrind is a set of tools aimed at finding bugs and performance problems in programs. It shows reads of uninitialized memory, accesses to inaccessible memory, and memory leaks.</text:p>
              </text:list-item>
              <text:list-item>
                <text:p>Can be used in combination with the TestSuite to find problems in Wine's dlls/programs, as well as its tests</text:p>
              </text:list-item>
              <text:list-item>
                <text:p><text:a xlink:href="http://valgrind.org/" xlink:type="simple">http://valgrind.org/</text:a></text:p>
              </text:list-item>
              <text:list-item>
                <text:p><text:a xlink:href="http://wiki.winehq.org/WineAndValgrind" xlink:type="simple">http://wiki.winehq.org/WineAndValgrind</text:a></text:p>
              </text:list-item>
              <text:list-item>
                <text:p><text:a xlink:href="https://github.com/austin987/wine_misc/tree/master/valgrind" xlink:type="simple">https://github.com/austin987/wine_misc/tree/master/valgrind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istic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316 open bugs</text:p>
              </text:list-item>
              <text:list-item>
                <text:p>125 fixed bugs (with keyword*, maybe ~111 more)</text:p>
              </text:list-item>
              <text:list-item>
                <text:p>419 commits attributed</text:p>
              </text:list-item>
            </text:list>
            <text:list text:style-name="L4">
              <text:list-item>
                <text:p>Top authors:</text:p>
                <text:list>
                  <text:list-item>
                    <text:p>91 Nikolay Sivov</text:p>
                  </text:list-item>
                  <text:list-item>
                    <text:p>57 Hans Leidekker</text:p>
                  </text:list-item>
                  <text:list-item>
                    <text:p>41 Huw Davies</text:p>
                  </text:list-item>
                  <text:list-item>
                    <text:p>35 Henri Verbee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526cm" svg:height="1.27cm" svg:x="10.16cm" svg:y="18.796cm">
          <draw:text-box>
            <text:p>*As of 2015/09/16 - wine-1.7.51-181-g8fdcc2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nning Testsuite with Valgrind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$ export OANOCACHE=1</text:p>
              </text:list-item>
              <text:list-item>
                <text:p>$ export VALGRIND_OPTS="-q --trace-children=yes --track-origins=yes --gen-suppressions=all --suppressions=$WINESRC/tools/valgrind/valgrind-suppressions-external --suppressions=$WINESRC/tools/valgrind/valgrind-suppressions-ignore $suppress_known $fatal_warnings --leak-check=full --num-callers=20 <text:s/>--workaround-gcc296-bugs=yes --vex-iropt-register-updates=allregs-at-mem-access"</text:p>
              </text:list-item>
              <text:list-item>
                <text:p>$ export WINETEST_TIMEOUT=600</text:p>
              </text:list-item>
              <text:list-item>
                <text:p>$ export WINE_HEAP_TAIL_REDZONE=32</text:p>
              </text:list-item>
              <text:list-item>
                <text:p>$ export WINETEST_WRAPPER=valgrind</text:p>
              </text:list-item>
              <text:list-item>
                <text:p>$ make -k test &gt;&gt; ${WINESRC}/logs/$version.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jor Problem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ince Mozilla upstream moved to using VS2013, using wine-gecko PDB builds hangs Wine (bug #38604)</text:p>
              </text:list-item>
              <text:list-item>
                <text:p>VS2013 PDBs don't work with wine's dbghelp (bug #38594, bug #37746)</text:p>
              </text:list-item>
              <text:list-item>
                <text:p>Crashes Xorg with Nouveau (fd.o b<text:span text:style-name="T1">ug #91972)</text:span></text:p>
              </text:list-item>
              <text:list-item>
                <text:p>MacOSX doesn't work at all (kde bug #349804)</text:p>
              </text:list-item>
              <text:list-item>
                <text:p>Lots of valgrind issues with OpenGL drivers (i965/nvidia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ributing</text:p>
          </draw:text-box>
        </draw:frame>
        <draw:frame presentation:style-name="pr7" draw:layer="layout" svg:width="26.008cm" svg:height="13cm" svg:x="0.662cm" svg:y="5.5cm" presentation:class="outline" presentation:user-transformed="true">
          <draw:text-box>
            <text:list text:style-name="L4">
              <text:list-item>
                <text:p>Fix Wine's valgrind issues, there are plenty to choose from ;)</text:p>
              </text:list-item>
              <text:list-item>
                <text:p>Improve Wine's dbghelp / winedbg for VS2013</text:p>
              </text:list-item>
              <text:list-item>
                <text:p>Fix crashing (13) / hanging (4) / failing (24)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n64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Mostly untested, on my backburner</text:p>
              </text:list-item>
              <text:list-item>
                <text:p>One fixed bug (with ~4600 occurrences in the tests, bug #38695), fixed by:</text:p>
              </text:list-item>
            </text:list>
            <text:p>commit 885394bb0ae83925f57c9066da2d06f6e011fa17</text:p>
            <text:p>Author: Nikolay Sivov &lt;nsivov@codeweavers.com&gt;</text:p>
            <text:p>Date: <text:s text:c="2"/>Sun Jun 21 09:03:54 2015 +0300</text:p>
            <text:p>gdi32/freetype: Properly handle loading of FT_Long-sized types (Valgrind)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4">
              <text:list-item>
                <text:p>Thanks for your time and atten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0" style:family="presentation" style:parent-style-name="midnightblue-backgroundobjects">
      <style:graphic-properties draw:stroke="none" draw:fill="none" draw:auto-grow-height="false" fo:min-height="1.449cm"/>
    </style:style>
    <style:style style:name="Mpr2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style:style style:name="MT4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4" draw:text-style-name="MP11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presentation:style-name="Mpr18" draw:text-style-name="MP16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1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20" draw:text-style-name="MP9" draw:layer="backgroundobjects" svg:width="8cm" svg:height="1cm" svg:x="1cm" svg:y="20cm" presentation:class="date-time">
        <draw:text-box>
          <text:p text:style-name="MP8"><text:span text:style-name="MT4"><presentation:date-time/></text:span></text:p>
        </draw:text-box>
      </draw:frame>
      <draw:frame presentation:style-name="Mpr2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1" draw:text-style-name="MP17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00:09:13.872256551</meta:creation-date>
    <meta:editing-duration>PT1H8M46S</meta:editing-duration>
    <meta:editing-cycles>24</meta:editing-cycles>
    <meta:generator>LibreOffice/4.4.5.2$Linux_X86_64 LibreOffice_project/40$Build-2</meta:generator>
    <dc:date>2015-09-17T01:52:19.221716138</dc:date>
    <meta:document-statistic meta:object-count="96"/>
    <meta:template xlink:type="simple" xlink:actuate="onRequest" xlink:title="" xlink:href="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